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developer.okta.com/blog/2019/03/08/simple-rest-api-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2:41:08.492987674</meta:creation-date>
    <dc:date>2020-01-28T12:41:33.738925467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62" meta:non-whitespace-character-count="62"/>
    <meta:generator>LibreOffice/6.0.7.3$Linux_X86_64 LibreOffice_project/00m0$Build-3</meta:generator>
  </office:meta>
</office:document-meta>
</file>